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ARKET4YOU</text:p>
      <text:p text:style-name="P1"/>
      <text:p text:style-name="P1">Il nostro progetto si basa sullo sviluppo di un mercatino dell'usato online. In realtà il mercatino non è unico ma è un'aggregazione di diversi mercatini, catalogati per città e regione di appartenenza, e ciascun prodotto appartiene ad un singolo mercatino. Di sotto sono elencate le funzionalità divise per ruoli: </text:p>
      <text:p text:style-name="P1"/>
      <text:p text:style-name="P3">UTENTE NON REGISTRATO (OSPITE) </text:p>
      <text:p text:style-name="P1"/>
      <text:p text:style-name="P1">1) Ricerca prodotti, ricerca prodotti appartenenti solo ad uno specifico mercatino, ricerca specifici mercatini per città e regione. </text:p>
      <text:p text:style-name="P1">2) Registrazione </text:p>
      <text:p text:style-name="P1"/>
      <text:p text:style-name="P1"><text:span text:style-name="T1">UTENTE ACQUIRENTE</text:span> </text:p>
      <text:p text:style-name="P1"/>
      <text:p text:style-name="P1">1) Ricerca prodotti, ricerca prodotti appartenenti solo ad uno specifico mercatino, ricerca specifici mercatini per città e regione. </text:p>
      <text:p text:style-name="P1">2) Carrello (l'utente può decidere se salvare uno o più prodotti in sessione e successivamente può decidere se acquistarli) </text:p>
      <text:p text:style-name="P1">3) Ricezione mail inviata automaticamente dal sistema all'atto dell'acquisto, il cui contenuto è un riepilogo dei prodotti appena acquistati. </text:p>
      <text:p text:style-name="P1">4) Accesso ad un'area privata personale in cui è possibile gestire il proprio account, in particolare è possibile cambiare tutti i dati inseriti al momento della registrazione (tranne l'username). In caso di smarrimento password, è possibile richiedere una nuova password che il sistema invierà all'indirizzo mail fornito. Inoltre è possibile visualizzare lo storico degli acquisti, e per ogni prodotto acquistato è possibile dare un giudizio ed un commento che saranno associati al mercatino a cui apparteneva il prodotto. In seguito i singoli giudizi saranno utilizzati dal sistema per costruire una valutazione pubblica (visibile a tutti i ruoli) del singolo mercatino, ed i commenti saranno visibili (a tutti i ruoli) in un'area appartenente al singolo mercatino.</text:p>
      <text:p text:style-name="P1">5) Logout</text:p>
      <text:p text:style-name="P1"/>
      <text:p text:style-name="P3">UTENTE VENDITORE</text:p>
      <text:p text:style-name="P3"/>
      <text:list xml:id="list13933352841" text:style-name="L1">
        <text:list-item>
          <text:p text:style-name="P5">Creazione guidata di un proprio mercatino (uno ed uno solo)</text:p>
        </text:list-item>
        <text:list-item>
          <text:p text:style-name="P5">Gestione del proprio mercatino (inserimento, cancellazione e modifica) di prodotti, news ed aree secondarie (CHI SIAMO, CONTATTI ecc...).</text:p>
        </text:list-item>
        <text:list-item>
          <text:p text:style-name="P5">Creazione automatica di una mappa (visualizzabile nell'area appartenente al mercatino) sfruttando le API di Google Maps. </text:p>
        </text:list-item>
        <text:list-item>
          <text:p text:style-name="P5">Gestione del proprio account e rigenerazione password</text:p>
        </text:list-item>
        <text:list-item>
          <text:p text:style-name="P5">Logout</text:p>
        </text:list-item>
      </text:list>
      <text:p text:style-name="P1"/>
      <text:p text:style-name="P3">AMMINISTRATORE </text:p>
      <text:p text:style-name="P1"/>
      <text:p text:style-name="P1">1) Gestione di tutti i mercatini presenti nell'applicazione (modifica e cancellazione dei singoli mercatini, dei prodotti, delle news e aree secondarie appartenenti a questi). </text:p>
      <text:p text:style-name="P1">2) Gestione dell'utenza (modifica, inserimento e cancellazione dei singoli utenti). Nel caso l'amministratore decida di cancellare un utente avente il ruolo di UTENTE VENDITORE, sarà automaticamente cancellato anche il mercatino associato, e viceversa. Inoltre l'amministratore ha la possibilità di cancellare i commenti (lasciati dagli utenti registrati) ai singoli mercatini.</text:p>
      <text:p text:style-name="P1">3) Gestione del proprio account e rigenerazione della propria password.</text:p>
      <text:p text:style-name="P1">4) Logout</text:p>
      <text:p text:style-name="P1"><text:s/></text:p>
      <text:p text:style-name="P1">Tutti i ruoli saranno soggetti ad autenticazione ed autorizz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1:24:48</meta:creation-date>
    <dc:date>2013-04-21T17:02:09</dc:date>
    <meta:editing-duration>PT11M42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24" meta:word-count="403" meta:character-count="2817" meta:non-whitespace-character-count="2430"/>
  </office:meta>
</office:document-meta>
</file>